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9.8966666666667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3.14854166666667cm" style:use-optimal-column-width="true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spanned="1" table:number-rows-spanned="2" table:style-name="ce6"/>
          <table:table-cell office:value-type="string" table:style-name="ce2">
            <text:p>Equipo 1</text:p>
          </table:table-cell>
          <table:table-cell office:value-type="string" table:style-name="ce2">
            <text:p>Equipo 2</text:p>
          </table:table-cell>
          <table:table-cell office:value-type="string" table:style-name="ce2">
            <text:p>Equipo 3</text:p>
          </table:table-cell>
          <table:table-cell office:value-type="string" table:style-name="ce2">
            <text:p>Equipo 4</text:p>
          </table:table-cell>
          <table:table-cell office:value-type="string" table:style-name="ce2">
            <text:p>Equipo 5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(Zervecitas)</text:p>
          </table:table-cell>
          <table:table-cell office:value-type="string" table:style-name="ce2">
            <text:p>(Tienda figuras)</text:p>
          </table:table-cell>
          <table:table-cell office:value-type="string" table:style-name="ce2">
            <text:p>(Taller)</text:p>
          </table:table-cell>
          <table:table-cell office:value-type="string" table:style-name="ce2">
            <text:p>(Blog perros)</text:p>
          </table:table-cell>
          <table:table-cell office:value-type="string" table:style-name="ce2">
            <text:p>(Blog tecnología)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Uso moderado de enlaces, que guarden una temática similar<text:s/><text:span text:style-name="T1">[2 puntos]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Promocion o comunicación del contenido (redes sociales, feed RSS, newsletter, marketing…)<text:span text:style-name="T1"><text:s/>[2,5 puntos]</text:span>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3">
            <text:p>2.5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Geolocalizacion (solo si tienen local fisico)<text:s/><text:span text:style-name="T1">[1 punto si hay local fisico]</text:span>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ULL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NULL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Actualizaciones periodicas<text:s/><text:span text:style-name="T1">[1 punto 2 si no hay local fisico]</text:span>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Control de SPAM<text:s/><text:span text:style-name="T1">[1,5 punto]</text:span>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5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acen uso de contenido multimedia (fotos, videos…)<text:span text:style-name="T1"><text:s/>[2 puntos]</text:span>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8" table:formula="of:=SUM([.B3:.B8])" table:style-name="ce2">
            <text:p>8</text:p>
          </table:table-cell>
          <table:table-cell office:value-type="float" office:value="10" table:formula="of:=SUM([.C3:.C8])" table:style-name="ce2">
            <text:p>10</text:p>
          </table:table-cell>
          <table:table-cell office:value-type="float" office:value="7.5" table:formula="of:=SUM([.D3:.D8])" table:style-name="ce2">
            <text:p>7.5</text:p>
          </table:table-cell>
          <table:table-cell office:value-type="float" office:value="8" table:formula="of:=SUM([.E3:.E8])" table:style-name="ce2">
            <text:p>8</text:p>
          </table:table-cell>
          <table:table-cell office:value-type="float" office:value="10" table:formula="of:=SUM([.F3:.F8])" table:style-name="ce2">
            <text:p>10</text:p>
          </table:table-cell>
          <table:table-cell table:number-columns-repeated="16378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Julián</meta:initial-creator>
    <dc:creator>julian</dc:creator>
    <meta:creation-date>2021-11-17T12:48:45Z</meta:creation-date>
    <dc:date>2021-11-18T18:06:14Z</dc:date>
    <meta:editing-cycles>7</meta:editing-cycles>
    <meta:editing-duration>PT1200S</meta:editing-duration>
  </office:meta>
</office:document-meta>
</file>